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a xlink:href="http://www.tinymce.com/tryit/basic.php"><text:span text:style-name="T1">http://www.tinymce.com/tryit/basic.php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